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454cm" fo:min-width="8.284cm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Helvetica" fo:font-size="28pt" style:font-size-asian="28pt" style:font-size-complex="28pt"/>
    </style:style>
    <style:style style:name="P4" style:family="paragraph">
      <loext:graphic-properties draw:fill="none" draw:fill-color="#ffffff"/>
      <style:paragraph-properties fo:text-align="center"/>
      <style:text-properties style:font-name="Helvetica" fo:font-size="28pt" style:font-size-asian="28pt" style:font-size-complex="28pt"/>
    </style:style>
    <style:style style:name="T1" style:family="text">
      <style:text-properties style:font-name="Helvetica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11.43cm" svg:x="1cm" svg:y="2.2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778.23129251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6.458cm" svg:y1="6.715cm" svg:x2="13.367cm" svg:y2="6.715cm">
          <text:p/>
        </draw:line>
        <draw:line draw:style-name="gr3" draw:text-style-name="P2" draw:layer="layout" svg:x1="3.664cm" svg:y1="10.29cm" svg:x2="16.113cm" svg:y2="10.271cm">
          <text:p/>
        </draw:line>
        <draw:frame draw:style-name="gr4" draw:text-style-name="P3" draw:layer="layout" svg:width="6.323cm" svg:height="1.242cm" svg:x="6.68cm" svg:y="11.541cm">
          <draw:text-box>
            <text:p><text:span text:style-name="T1">Ground Truth</text:span></text:p>
          </draw:text-box>
        </draw:frame>
        <draw:frame draw:style-name="gr4" draw:text-style-name="P3" draw:layer="layout" svg:width="8.245cm" svg:height="1.242cm" svg:x="5.799cm" svg:y="8.013cm">
          <draw:text-box>
            <text:p><text:span text:style-name="T1">Feature Selection</text:span></text:p>
          </draw:text-box>
        </draw:frame>
        <draw:frame draw:style-name="gr4" draw:text-style-name="P4" draw:layer="layout" svg:width="3.575cm" svg:height="2.233cm" svg:x="8.051cm" svg:y="4.005cm">
          <draw:text-box>
            <text:p text:style-name="P1"><text:span text:style-name="T1">Model</text:span></text:p>
            <text:p text:style-name="P1"><text:span text:style-name="T1">Choi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20:27:48.994766000</meta:creation-date>
    <dc:date>2016-11-30T20:43:39.032373000</dc:date>
    <meta:editing-duration>PT5M10S</meta:editing-duration>
    <meta:editing-cycles>1</meta:editing-cycles>
    <meta:document-statistic meta:object-count="6"/>
    <meta:generator>LibreOffice/5.2.3.3$MacOSX_X86_64 LibreOffice_project/d54a8868f08a7b39642414cf2c8ef2f228f780cf</meta:generator>
  </office:meta>
</office:document-meta>
</file>